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ira Code" svg:font-family="'Fira Code'" style:font-adornments="Standard" style:font-pitch="variable"/>
    <style:font-face style:name="Fira Sans" svg:font-family="'Fira Sans'" style:font-adornments="Standard" style:font-family-generic="swiss" style:font-pitch="variable"/>
    <style:font-face style:name="Fira Sans1" svg:font-family="'Fira Sans'" style:font-adornments="Kursiv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6caa" officeooo:paragraph-rsid="001c6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ira Code" svg:font-family="'Fira Code'" style:font-adornments="Standard" style:font-pitch="variable"/>
    <style:font-face style:name="Fira Sans" svg:font-family="'Fira Sans'" style:font-adornments="Standard" style:font-family-generic="swiss" style:font-pitch="variable"/>
    <style:font-face style:name="Fira Sans1" svg:font-family="'Fira Sans'" style:font-adornments="Kursiv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ira Sans" fo:font-family="'Fira Sans'" style:font-style-name="Standard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Fira Sans1" fo:font-family="'Fira Sans'" style:font-style-name="Kursiv" style:font-family-generic="swiss" style:font-pitch="variable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style-name="Standard" style:font-family-generic="swiss" style:font-pitch="variable" style:font-size-asian="12pt" style:font-name-complex="Droid Sans Devanagari1" style:font-family-complex="'Droid Sans Devanagari'" style:font-family-generic-complex="swiss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Fira Code" fo:font-family="'Fira Code'" style:font-style-name="Standard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1:55:42.711268193</meta:creation-date>
    <meta:generator>LibreOffice/7.2.2.2$Linux_X86_64 LibreOffice_project/20$Build-2</meta:generator>
    <meta:editing-duration>PT3M32S</meta:editing-duration>
    <meta:editing-cycles>5</meta:editing-cycles>
    <dc:date>2021-11-25T09:01:04.667652108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